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 style:parent-style-name="Titre2" style:family="paragraph">
      <style:text-properties fo:font-weight="normal" style:font-weight-asian="normal" style:font-weight-complex="normal" fo:font-size="13pt" style:font-size-asian="13pt" style:font-size-complex="13pt" style:text-underline-type="single" style:text-underline-style="solid" style:text-underline-width="auto" style:text-underline-mode="continuous"/>
    </style:style>
    <style:style style:name="P4" style:parent-style-name="Titre2" style:family="paragraph">
      <style:text-properties fo:font-weight="normal" style:font-weight-asian="normal" style:font-weight-complex="normal" fo:font-size="13pt" style:font-size-asian="13pt" style:font-size-complex="13pt" style:text-underline-type="single" style:text-underline-style="solid" style:text-underline-width="auto" style:text-underline-mode="continuous"/>
    </style:style>
    <style:style style:name="T5" style:parent-style-name="Policepardéfaut" style:family="text">
      <style:text-properties fo:font-weight="normal" style:font-weight-asian="normal" style:font-weight-complex="normal" fo:font-size="13pt" style:font-size-asian="13pt" style:font-size-complex="13pt" style:text-underline-type="single" style:text-underline-style="solid" style:text-underline-width="auto" style:text-underline-mode="continuous"/>
    </style:style>
    <style:style style:name="T6" style:parent-style-name="Policepardéfaut" style:family="text">
      <style:text-properties fo:font-weight="normal" style:font-weight-asian="normal" style:font-weight-complex="normal" fo:font-size="13pt" style:font-size-asian="13pt" style:font-size-complex="13pt"/>
    </style:style>
    <style:style style:name="T7" style:parent-style-name="Policepardéfaut" style:family="text">
      <style:text-properties fo:color="#000000" fo:font-size="13pt" style:font-size-asian="13pt" style:font-size-complex="13pt"/>
    </style:style>
    <style:style style:name="T8" style:parent-style-name="Policepardéfaut" style:family="text">
      <style:text-properties fo:color="#000000" fo:font-size="13pt" style:font-size-asian="13pt" style:font-size-complex="13pt"/>
    </style:style>
    <style:style style:name="T9" style:parent-style-name="Policepardéfaut" style:family="text">
      <style:text-properties fo:font-weight="normal" style:font-weight-asian="normal" style:font-weight-complex="normal" fo:font-size="13pt" style:font-size-asian="13pt" style:font-size-complex="13pt" style:text-underline-type="single" style:text-underline-style="solid" style:text-underline-width="auto" style:text-underline-mode="continuous"/>
    </style:style>
    <style:style style:name="T10" style:parent-style-name="Policepardéfaut" style:family="text">
      <style:text-properties fo:font-weight="normal" style:font-weight-asian="normal" style:font-weight-complex="normal" fo:font-size="13pt" style:font-size-asian="13pt" style:font-size-complex="13pt"/>
    </style:style>
    <style:style style:name="P11" style:parent-style-name="ListHeading" style:family="paragraph">
      <style:paragraph-properties fo:margin-bottom="0.1965in"/>
      <style:text-properties fo:font-size="13pt" style:font-size-asian="13pt" style:font-size-complex="13pt"/>
    </style:style>
    <style:style style:name="T12" style:parent-style-name="Policepardéfaut" style:family="text">
      <style:text-properties fo:font-weight="normal" style:font-weight-asian="normal" style:font-weight-complex="normal" fo:font-size="13pt" style:font-size-asian="13pt" style:font-size-complex="13pt" style:text-underline-type="single" style:text-underline-style="solid" style:text-underline-width="auto" style:text-underline-mode="continuous"/>
    </style:style>
    <style:style style:name="T13" style:parent-style-name="Policepardéfaut" style:family="text">
      <style:text-properties fo:font-weight="normal" style:font-weight-asian="normal" style:font-weight-complex="normal" fo:font-size="13pt" style:font-size-asian="13pt" style:font-size-complex="13pt"/>
    </style:style>
    <style:style style:name="P14" style:parent-style-name="ListHeading" style:family="paragraph">
      <style:paragraph-properties fo:margin-bottom="0.1965in"/>
      <style:text-properties fo:font-size="13pt" style:font-size-asian="13pt" style:font-size-complex="13pt"/>
    </style:style>
    <style:style style:name="T15" style:parent-style-name="Policepardéfaut" style:family="text">
      <style:text-properties fo:font-weight="normal" style:font-weight-asian="normal" style:font-weight-complex="normal" fo:font-size="13pt" style:font-size-asian="13pt" style:font-size-complex="13pt" style:text-underline-type="single" style:text-underline-style="solid" style:text-underline-width="auto" style:text-underline-mode="continuous"/>
    </style:style>
    <style:style style:name="T16" style:parent-style-name="Policepardéfaut" style:family="text">
      <style:text-properties fo:font-weight="normal" style:font-weight-asian="normal" style:font-weight-complex="normal" fo:font-size="13pt" style:font-size-asian="13pt" style:font-size-complex="13pt"/>
    </style:style>
    <style:style style:name="T17" style:parent-style-name="Policepardéfaut" style:family="text">
      <style:text-properties fo:font-weight="normal" style:font-weight-asian="normal" style:font-weight-complex="normal" fo:font-size="13pt" style:font-size-asian="13pt" style:font-size-complex="13pt"/>
    </style:style>
    <style:style style:name="P18" style:parent-style-name="ListHeading" style:family="paragraph">
      <style:paragraph-properties fo:margin-bottom="0.1965in"/>
      <style:text-properties fo:font-size="13pt" style:font-size-asian="13pt" style:font-size-complex="13pt"/>
    </style:style>
    <style:style style:name="T19" style:parent-style-name="Policepardéfaut" style:family="text">
      <style:text-properties fo:font-weight="normal" style:font-weight-asian="normal" style:font-weight-complex="normal" fo:font-size="13pt" style:font-size-asian="13pt" style:font-size-complex="13pt" style:text-underline-type="single" style:text-underline-style="solid" style:text-underline-width="auto" style:text-underline-mode="continuous"/>
    </style:style>
    <style:style style:name="T20" style:parent-style-name="Policepardéfaut" style:family="text">
      <style:text-properties fo:font-weight="normal" style:font-weight-asian="normal" style:font-weight-complex="normal" fo:font-size="13pt" style:font-size-asian="13pt" style:font-size-complex="13pt"/>
    </style:style>
    <style:style style:name="P21" style:parent-style-name="ListHeading" style:family="paragraph">
      <style:paragraph-properties fo:margin-bottom="0.1965in"/>
      <style:text-properties fo:font-size="13pt" style:font-size-asian="13pt" style:font-size-complex="13pt"/>
    </style:style>
    <style:style style:name="T22" style:parent-style-name="Policepardéfaut" style:family="text">
      <style:text-properties fo:font-weight="normal" style:font-weight-asian="normal" style:font-weight-complex="normal" fo:font-size="13pt" style:font-size-asian="13pt" style:font-size-complex="13pt" style:text-underline-type="single" style:text-underline-style="solid" style:text-underline-width="auto" style:text-underline-mode="continuous"/>
    </style:style>
    <style:style style:name="T23"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24" style:parent-style-name="Policepardéfaut" style:family="text">
      <style:text-properties fo:font-weight="normal" style:font-weight-asian="normal" style:font-weight-complex="normal" fo:font-size="13pt" style:font-size-asian="13pt" style:font-size-complex="13pt"/>
    </style:style>
    <style:style style:name="P25" style:parent-style-name="ListHeading" style:family="paragraph">
      <style:paragraph-properties fo:margin-bottom="0.1965in"/>
      <style:text-properties fo:font-size="13pt" style:font-size-asian="13pt" style:font-size-complex="13pt"/>
    </style:style>
    <style:style style:name="P26" style:parent-style-name="Standard"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27"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28" style:parent-style-name="Policepardéfaut" style:family="text">
      <style:text-properties fo:font-size="13pt" style:font-size-asian="13pt" style:font-size-complex="13pt"/>
    </style:style>
    <style:style style:name="P29" style:parent-style-name="ListContents" style:family="paragraph">
      <style:paragraph-properties fo:margin-bottom="0.1965in" fo:margin-left="0in">
        <style:tab-stops/>
      </style:paragraph-properties>
      <style:text-properties fo:font-size="13pt" style:font-size-asian="13pt" style:font-size-complex="13pt"/>
    </style:style>
    <style:style style:name="P30"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31"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32" style:parent-style-name="Policepardéfaut" style:family="text">
      <style:text-properties fo:font-size="13pt" style:font-size-asian="13pt" style:font-size-complex="13pt"/>
    </style:style>
    <style:style style:name="P33" style:parent-style-name="ListHeading" style:family="paragraph">
      <style:paragraph-properties fo:margin-bottom="0.1965in"/>
      <style:text-properties fo:font-size="13pt" style:font-size-asian="13pt" style:font-size-complex="13pt"/>
    </style:style>
    <style:style style:name="P34"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P35"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36"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37" style:parent-style-name="Policepardéfaut" style:family="text">
      <style:text-properties fo:font-size="13pt" style:font-size-asian="13pt" style:font-size-complex="13pt"/>
    </style:style>
    <style:style style:name="P38" style:parent-style-name="ListHeading" style:family="paragraph">
      <style:paragraph-properties fo:margin-bottom="0.1965in"/>
      <style:text-properties fo:font-size="13pt" style:font-size-asian="13pt" style:font-size-complex="13pt"/>
    </style:style>
    <style:style style:name="P39"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P40"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41"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42"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43" style:parent-style-name="Policepardéfaut" style:family="text">
      <style:text-properties fo:font-size="13pt" style:font-size-asian="13pt" style:font-size-complex="13pt"/>
    </style:style>
    <style:style style:name="P44" style:parent-style-name="ListHeading" style:family="paragraph">
      <style:paragraph-properties fo:margin-bottom="0.1965in"/>
      <style:text-properties fo:font-size="13pt" style:font-size-asian="13pt" style:font-size-complex="13pt"/>
    </style:style>
    <style:style style:name="P45"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46"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47" style:parent-style-name="Policepardéfaut" style:family="text">
      <style:text-properties fo:font-size="13pt" style:font-size-asian="13pt" style:font-size-complex="13pt"/>
    </style:style>
    <style:style style:name="P48" style:parent-style-name="ListHeading" style:family="paragraph">
      <style:paragraph-properties fo:margin-bottom="0.1965in"/>
      <style:text-properties fo:font-size="13pt" style:font-size-asian="13pt" style:font-size-complex="13pt"/>
    </style:style>
    <style:style style:name="T49"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50" style:parent-style-name="Policepardéfaut" style:family="text">
      <style:text-properties fo:font-size="13pt" style:font-size-asian="13pt" style:font-size-complex="13pt"/>
    </style:style>
    <style:style style:name="P51" style:parent-style-name="ListHeading" style:family="paragraph">
      <style:paragraph-properties fo:margin-bottom="0.1965in"/>
      <style:text-properties fo:font-size="13pt" style:font-size-asian="13pt" style:font-size-complex="13pt"/>
    </style:style>
    <style:style style:name="P52" style:parent-style-name="Standard" style:family="paragraph">
      <style:text-properties fo:font-size="13pt" style:font-size-asian="13pt" style:font-size-complex="13pt" style:text-underline-type="single" style:text-underline-style="solid" style:text-underline-width="auto" style:text-underline-mode="continuous"/>
    </style:style>
    <style:style style:name="T53"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54" style:parent-style-name="Policepardéfaut" style:family="text">
      <style:text-properties fo:font-size="13pt" style:font-size-asian="13pt" style:font-size-complex="13pt"/>
    </style:style>
    <style:style style:name="P55" style:parent-style-name="ListHeading" style:family="paragraph">
      <style:paragraph-properties fo:margin-bottom="0.1965in"/>
      <style:text-properties fo:font-size="13pt" style:font-size-asian="13pt" style:font-size-complex="13pt"/>
    </style:style>
    <style:style style:name="P56" style:parent-style-name="Standard" style:family="paragraph">
      <style:text-properties fo:font-size="13pt" style:font-size-asian="13pt" style:font-size-complex="13pt"/>
    </style:style>
    <style:style style:name="T57"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58" style:parent-style-name="Policepardéfaut" style:family="text">
      <style:text-properties fo:color="#303030" fo:font-size="13pt" style:font-size-asian="13pt" style:font-size-complex="13pt"/>
    </style:style>
    <style:style style:name="T59" style:parent-style-name="Policepardéfaut" style:family="text">
      <style:text-properties fo:color="#303030" fo:font-size="13pt" style:font-size-asian="13pt" style:font-size-complex="13pt"/>
    </style:style>
    <style:style style:name="T60" style:parent-style-name="Policepardéfaut" style:family="text">
      <style:text-properties fo:color="#303030" fo:font-size="13pt" style:font-size-asian="13pt" style:font-size-complex="13pt"/>
    </style:style>
    <style:style style:name="T61" style:parent-style-name="Policepardéfaut" style:family="text">
      <style:text-properties fo:color="#303030" fo:font-size="13pt" style:font-size-asian="13pt" style:font-size-complex="13pt"/>
    </style:style>
    <style:style style:name="T62" style:parent-style-name="Policepardéfaut" style:family="text">
      <style:text-properties fo:color="#303030" fo:font-size="13pt" style:font-size-asian="13pt" style:font-size-complex="13pt"/>
    </style:style>
    <style:style style:name="T63" style:parent-style-name="Policepardéfaut" style:family="text">
      <style:text-properties fo:color="#303030" fo:font-size="13pt" style:font-size-asian="13pt" style:font-size-complex="13pt"/>
    </style:style>
    <style:style style:name="T64" style:parent-style-name="Policepardéfaut" style:family="text">
      <style:text-properties fo:color="#303030" fo:font-size="13pt" style:font-size-asian="13pt" style:font-size-complex="13pt" fo:background-color="#FFFFFF"/>
    </style:style>
    <style:style style:name="T65" style:parent-style-name="Policepardéfaut" style:family="text">
      <style:text-properties fo:color="#303030" fo:font-size="13pt" style:font-size-asian="13pt" style:font-size-complex="13pt"/>
    </style:style>
    <style:style style:name="T66" style:parent-style-name="Policepardéfaut" style:family="text">
      <style:text-properties fo:color="#303030" fo:font-size="13pt" style:font-size-asian="13pt" style:font-size-complex="13pt"/>
    </style:style>
    <style:style style:name="P67" style:parent-style-name="Standard" style:family="paragraph">
      <style:text-properties fo:font-weight="bold" style:font-weight-asian="bold" fo:color="#254356" fo:font-size="13pt" style:font-size-asian="13pt" style:font-size-complex="13pt"/>
    </style:style>
    <style:style style:name="P68" style:parent-style-name="ListHeading" style:family="paragraph">
      <style:paragraph-properties fo:widows="2" fo:orphans="2" fo:line-height="150%"/>
      <style:text-properties fo:color="#000000" fo:font-size="13pt" style:font-size-asian="13pt" style:font-size-complex="13pt" style:text-underline-type="single" style:text-underline-style="solid" style:text-underline-width="auto" style:text-underline-mode="continuous"/>
    </style:style>
  </office:automatic-styles>
  <office:body>
    <office:text text:use-soft-page-breaks="true">
      <text:p text:style-name="P1">Bonne pratique :</text:p>
      <text:p text:style-name="P2"/>
      <text:h text:style-name="P3" text:outline-level="2"/>
      <text:h text:style-name="P4" text:outline-level="2"/>
      <text:h text:style-name="Titre2" text:outline-level="2"><text:span text:style-name="T5">Article 1 : <text:s/></text:span><text:span text:style-name="T6">Le logo.</text:span></text:h>
      <text:p text:style-name="Textbody"><text:span text:style-name="T7">Permettre aux moteurs de comprendre le contenu des images. Placer des mots-clefs dans la page en dehors du texte directement visible par les<text:s/></text:span><text:span text:style-name="T8">visiteurs.</text:span></text:p>
      <text:h text:style-name="Titre2" text:outline-level="2"><text:span text:style-name="T9">Article 10</text:span><text:span text:style-name="T10"> : Les captchas sont accompagnés d'une solution alternative d'accès.</text:span></text:h>
      <text:p text:style-name="P11">Objectif: Permettre aux utilisateurs qui ont des difficultés à passer les tests des captchas, en particulier graphiques, d’accéder par un autre moyen aux contenus ou<text:s/>services protégés.</text:p>
      <text:h text:style-name="Titre2" text:outline-level="2"><text:span text:style-name="T12">Article 11</text:span><text:span text:style-name="T13"> : Le code source de chaque page débute par une déclaration de type de document dont la syntaxe est conforme à celles recommandées par le W3C.</text:span></text:h>
      <text:p text:style-name="P14">Objectif: Faciliter la validation du code source. Favoriser un rendu prévisible quel que soit le navigateur (des versions de navigateurs encore en circulation sont susceptibles de s’appuyer sur la syntaxe précise de la DTD pour adopter un mode de rendu CSS).</text:p>
      <text:h text:style-name="Titre2" text:outline-level="2"><text:span text:style-name="T15">Article 13</text:span><text:span text:style-name="T16"> :Le contenu de chaque page est organisé selon une structure de titres</text:span><text:span text:style-name="T17"><text:s/>et sous-titres hiérarchisée.</text:span></text:h>
      <text:p text:style-name="P18">Objectif: Permettre aux utilisateurs qui le souhaitent de visualiser la structure du contenu de la page et d’y naviguer. Permettre aux machines et aux outils d’indexation d’extraire le plan de chaque page. Améliorer le référencement en facilitant l’interprétation du contenu par les robots d’indexation.</text:p>
      <text:h text:style-name="Titre2" text:outline-level="2"><text:span text:style-name="T19">Article 15 </text:span><text:span text:style-name="T20">: Les dates sont présentées dans des formats explicites.</text:span></text:h>
      <text:p text:style-name="P21">Objectif: Éviter aux utilisateurs les risques de méprise sur le sens d’une date. Faciliter la compréhension et<text:s/>la réutilisation des contenus concernés.</text:p>
      <text:h text:style-name="Titre2" text:outline-level="2"><text:span text:style-name="T22">Article 16 :</text:span><text:span text:style-name="T23"><text:s/></text:span><text:span text:style-name="T24">L'emplacement des blocs de navigation est cohérent dans le code source de toutes les pages.</text:span></text:h>
      <text:p text:style-name="P25">Objectif: Faciliter la mémorisation de l’organisation des pages et de la navigation pour les utilisateurs de<text:s/>lecteurs d’écran ou pour ceux qui naviguent au clavier.</text:p>
      <text:p text:style-name="P26"/>
      <text:p text:style-name="Standard"><text:span text:style-name="T27">Article 17 :</text:span><text:span text:style-name="T28">Le codage de caractères utilisé est UTF-8</text:span></text:p>
      <text:p text:style-name="P29">Recourir à un jeu de caractères international. Prévenir les défauts d’affichage.Faciliter la manipulation des contenus par les utilisateurs et<text:s/>les développeurs.</text:p>
      <text:p text:style-name="P30"/>
      <text:p text:style-name="Standard"><text:span text:style-name="T31">Article 21 :</text:span><text:span text:style-name="T32">Les éléments visuellement présentés sous forme de liste sont balisés de façon appropriée dans le code source.</text:span></text:p>
      <text:p text:style-name="P33">Objectif: Permettre l’identification des listes par les navigateurs et les aides techniques et<text:s/><text:soft-page-break/>donc leur restitution appropriée afin de faciliter leur compréhension par les utilisateurs.Améliorer la sémantique du contenu des pages et sa ré-utilisabilité.</text:p>
      <text:p text:style-name="P34"/>
      <text:p text:style-name="P35"/>
      <text:p text:style-name="Standard"><text:span text:style-name="T36">Article 24 :</text:span><text:span text:style-name="T37">Le code source de chaque page ne contient pas d'éléments détournés à des fins de présentation.</text:span></text:p>
      <text:p text:style-name="P38">Objectif: Permettre l’exploitation pertinente du code source par les agents utilisateurs (les navigateurs, les robots d’indexation des moteurs de recherche, les plages brailles, etc.).Alléger le code source en déportant la mise en forme dans les CSS.</text:p>
      <text:p text:style-name="P39"/>
      <text:p text:style-name="P40"/>
      <text:p text:style-name="Standard"><text:span text:style-name="T41">Article 26</text:span><text:span text:style-name="T42"> :</text:span><text:span text:style-name="T43">Le site propose au moins un moyen de contact.</text:span></text:p>
      <text:p text:style-name="P44">Objectif: Faciliter le retour d’information de la part des utilisateurs. Favoriser la confiance en garantissant d’entrée de jeu à l’utilisateur la possibilité d’un recours en cas de difficultés.</text:p>
      <text:p text:style-name="P45"/>
      <text:p text:style-name="Standard"><text:span text:style-name="T46">Article 29 :</text:span><text:span text:style-name="T47">Chaque demande d'information fait l'objet d'un accusé de réception.</text:span></text:p>
      <text:p text:style-name="P48">Objectif: Informer les utilisateurs de la prise en compte de leur demande.Permettre aux utilisateurs d’obtenir une confirmation archivage de la bonne réception de leur demande d’information.</text:p>
      <text:p text:style-name="Standard"><text:span text:style-name="T49">Article 33 :</text:span><text:span text:style-name="T50">Le titre de chaque page permet d'identifier son contenu.</text:span></text:p>
      <text:p text:style-name="P51">Objectif: Permettre aux utilisateurs d'identifier immédiatement la nature des contenus de chaque page dans les onglets, les favoris, dans la fenêtre du navigateur ou encore dans les lecteurs d'écran. Améliorer le référencement des pages et leur présentation dans les moteurs de recherche.</text:p>
      <text:p text:style-name="P52"/>
      <text:p text:style-name="Standard"><text:span text:style-name="T53">Article 37 :</text:span><text:span text:style-name="T54">Si le site propose un espace personnel ou abonné, il est possible de sauvegarder les contenus personnels dans un format standard.</text:span></text:p>
      <text:p text:style-name="P55">Objectif: Permettre l'archivage des contenus créés par l'utilisateur. Éviter à l'utilisateur d'éventuelles saisies redoublées en cas de réutilisation des contenus.</text:p>
      <text:p text:style-name="P56"/>
      <text:p text:style-name="Standard"><text:span text:style-name="T57">Mention légale :<text:s/></text:span><text:span text:style-name="T58">Les<text:s/></text:span><text:span text:style-name="T59">mentions légales<text:s/></text:span><text:span text:style-name="T60">désignent les mentions obligatoires qui doivent apparaître su</text:span><text:span text:style-name="T61">r tout support de communication. Les<text:s/></text:span><text:span text:style-name="T62">mentions légales<text:s/></text:span><text:span text:style-name="T63">d'un site internet servent à assurer une certaine transparence, à rassurer les internautes sur l'identité de celui qui émet les informations. La personne mo</text:span><text:span text:style-name="T64">rale<text:s/></text:span><text:span text:style-name="T65">ou physique devient l'éditeur du site et<text:s/></text:span><text:span text:style-name="T66">est responsable de son contenu.</text:span></text:p>
      <text:p text:style-name="P67"/>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m</meta:initial-creator>
    <dc:creator>Sam</dc:creator>
    <meta:creation-date>2018-06-22T07:17:00Z</meta:creation-date>
    <dc:date>2018-06-22T07:17:00Z</dc:date>
    <meta:template xlink:href="Normal.dotm" xlink:type="simple"/>
    <meta:editing-cycles>2</meta:editing-cycles>
    <meta:editing-duration>PT0S</meta:editing-duration>
    <meta:document-statistic meta:page-count="2" meta:paragraph-count="8" meta:word-count="663" meta:character-count="4302" meta:row-count="30" meta:non-whitespace-character-count="3647"/>
  </office:meta>
</office:document-meta>
</file>